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T2" style:parent-style-name="Car.predefinitoparagrafo" style:family="text">
      <style:text-properties fo:font-size="16pt" style:font-size-asian="16pt" fo:language="en" fo:country="GB"/>
    </style:style>
    <style:style style:name="P3" style:parent-style-name="Standard" style:family="paragraph">
      <style:paragraph-properties fo:text-align="justify"/>
      <style:text-properties fo:font-size="16pt" style:font-size-asian="16pt" fo:language="en" fo:country="GB"/>
    </style:style>
    <style:style style:name="P4" style:parent-style-name="Standard" style:family="paragraph">
      <style:paragraph-properties fo:text-align="justify"/>
      <style:text-properties fo:language="en" fo:country="GB"/>
    </style:style>
    <style:style style:name="P5" style:parent-style-name="Standard" style:family="paragraph">
      <style:paragraph-properties fo:text-align="justify"/>
      <style:text-properties fo:language="en" fo:country="GB"/>
    </style:style>
    <style:style style:name="P6" style:parent-style-name="Standard" style:family="paragraph">
      <style:paragraph-properties fo:text-align="justify"/>
      <style:text-properties fo:language="en" fo:country="GB"/>
    </style:style>
    <style:style style:name="P7" style:parent-style-name="Standard" style:family="paragraph">
      <style:paragraph-properties fo:text-align="justify"/>
    </style:style>
    <style:style style:name="T8" style:parent-style-name="Car.predefinitoparagrafo" style:family="text">
      <style:text-properties fo:font-weight="bold" style:font-weight-asian="bold" fo:font-style="italic" style:font-style-asian="italic" fo:language="en" fo:country="GB"/>
    </style:style>
    <style:style style:name="T9" style:parent-style-name="Car.predefinitoparagrafo" style:family="text">
      <style:text-properties fo:language="en" fo:country="GB"/>
    </style:style>
    <style:style style:name="P10" style:parent-style-name="Standard" style:family="paragraph">
      <style:paragraph-properties fo:text-align="justify"/>
      <style:text-properties fo:language="en" fo:country="GB"/>
    </style:style>
    <style:style style:name="P11" style:parent-style-name="Standard" style:family="paragraph">
      <style:paragraph-properties fo:text-align="justify"/>
      <style:text-properties fo:language="en" fo:country="GB"/>
    </style:style>
    <style:style style:name="P12" style:parent-style-name="Standard" style:family="paragraph">
      <style:paragraph-properties fo:text-align="justify"/>
      <style:text-properties fo:language="en" fo:country="GB"/>
    </style:style>
    <style:style style:name="P13" style:parent-style-name="Standard" style:family="paragraph">
      <style:paragraph-properties fo:text-align="justify"/>
    </style:style>
    <style:style style:name="T14" style:parent-style-name="Car.predefinitoparagrafo" style:family="text">
      <style:text-properties fo:language="en" fo:country="GB"/>
    </style:style>
    <style:style style:name="T15" style:parent-style-name="Car.predefinitoparagrafo" style:family="text">
      <style:text-properties fo:language="en" fo:country="GB"/>
    </style:style>
    <style:style style:name="T16" style:parent-style-name="Car.predefinitoparagrafo" style:family="text">
      <style:text-properties fo:color="#000000" fo:language="en" fo:country="GB"/>
    </style:style>
    <style:style style:name="T17" style:parent-style-name="Car.predefinitoparagrafo" style:family="text">
      <style:text-properties fo:color="#000000" fo:language="en" fo:country="GB"/>
    </style:style>
    <style:style style:name="P18" style:parent-style-name="Standard" style:family="paragraph">
      <style:paragraph-properties fo:text-align="justify"/>
      <style:text-properties fo:color="#000000" fo:language="en" fo:country="GB"/>
    </style:style>
    <style:style style:name="P19" style:parent-style-name="Standard" style:family="paragraph">
      <style:paragraph-properties fo:text-align="justify"/>
      <style:text-properties fo:color="#000000" fo:language="en" fo:country="GB"/>
    </style:style>
    <style:style style:name="P20" style:parent-style-name="Standard" style:family="paragraph">
      <style:paragraph-properties fo:text-align="justify"/>
    </style:style>
    <style:style style:name="T21" style:parent-style-name="Car.predefinitoparagrafo" style:family="text">
      <style:text-properties fo:color="#000000" fo:language="en" fo:country="GB"/>
    </style:style>
    <style:style style:name="T22" style:parent-style-name="Car.predefinitoparagrafo" style:family="text">
      <style:text-properties fo:color="#000000" fo:language="en" fo:country="GB"/>
    </style:style>
    <style:style style:name="T23" style:parent-style-name="Car.predefinitoparagrafo" style:family="text">
      <style:text-properties fo:color="#FF0000" fo:language="en" fo:country="GB"/>
    </style:style>
    <style:style style:name="T24" style:parent-style-name="Car.predefinitoparagrafo" style:family="text">
      <style:text-properties fo:color="#000000" fo:language="en" fo:country="GB"/>
    </style:style>
    <style:style style:name="T25" style:parent-style-name="Car.predefinitoparagrafo" style:family="text">
      <style:text-properties fo:color="#000000" fo:language="en" fo:country="GB"/>
    </style:style>
  </office:automatic-styles>
  <office:body>
    <office:text text:use-soft-page-breaks="true">
      <text:p text:style-name="P1"><text:span text:style-name="T2">Charlie and the Chocolate Factory</text:span></text:p>
      <text:p text:style-name="P3"/>
      <text:p text:style-name="P4">“Charlie and the Chocolate Factory” is a children’s book by Roald Dahl. It was first published in 1964 in the United States and then in the rest of<text:s/>the world. Roald dahl decided to write a story on chocolate because when he was at school, the Cadbury factory sent boxes of chocolate to taste, so that children had to say which was the best to trade.</text:p>
      <text:p text:style-name="P5">In 1971 Roald Dahl wrote the sequel of the first book,<text:s/>“Charlie and the Great Glass Elevator”. Moreover, from the first two films were taken: “Willy Wonka &amp; the Chocolate Factory” (1971) and “Charlie and the Chocolate Factory”<text:s/>(2005).</text:p>
      <text:p text:style-name="P6"/>
      <text:p text:style-name="P7"><text:span text:style-name="T8">The story</text:span><text:span text:style-name="T9">:</text:span></text:p>
      <text:p text:style-name="P10">The main character is Charlie Bucket. He lives in a small house with his parents and his four grandparents. He belongs to a poor family, only his father works in a toothpaste factory. They can’t afford all the things they need, there’s only one thing they buy extra, a bar of chocolate for Charlie’s birthday.</text:p>
      <text:p text:style-name="P11">One evening his<text:s/>grandparents tell him the story of Wonka’s Chocolate Factory. They say that Wonka is a great inventor of chocolate with an enormous factory closed for a long time. One day Charlie finds that Wonka has hidden five Gold Tickets in his chocolate bars. <text:s/>The finders of these special tickets will be given a full tour of his factory. Charlie wants to take part in the search but he does not have enough money to buy vast quantities of chocolate bars. His only hope is waiting his birthday’s present.<text:s/></text:p>
      <text:p text:style-name="P12">The first ticket<text:s/>is won by a fat boy called Augustus Gloop, the second one by the daughter of a peanut factory owned, Veruca Salt. On his birthday’s day, Charlie opens the chocolate bar but he does not find the golden ticket. On the same day the gum chewer Violet Beauregarde and the TV-obsessed Mike Teavee find the other tickets. The day after, his grandpa Joe gives Charlie sixpence to buy another chocolate bar but he fails again.<text:s/></text:p>
      <text:p text:style-name="P13"><text:span text:style-name="T14">In a cold and snowy day his father loses his job but a great stroke of luck befalls Charlie<text:s/></text:span><text:span text:style-name="T15">when he sees a fifty-pence coin buried in the snow. He decides to buy two chocolate bars. Opening the second one, he finds the real golden ticket. Charlie runs home and shows it to his family. The ticket says he can<text:s/></text:span><text:span text:style-name="T16">bring two family members with him to the</text:span><text:span text:style-name="T17"><text:s/>factory and Charlie decides to take only Grandpa Joe.</text:span></text:p>
      <text:p text:style-name="P18">The big day has arrived, all the winners are in front of the factory with their parents except Charlie who is with his grandfather.<text:s/></text:p>
      <text:p text:style-name="P19">Mr. Wonka arrives and starts to dance. The group begins their tour.<text:s/>They see first “The Chocolate Room”, a special room where everything can be eaten. There are also a chocolate river, a waterfall, a sugar grass, flower and trees. There, they meet “Oompa-Loompas”, little men who come from Loompaland. Veruca wants one of them, she desires all the things she sees. Everybody hop on a pink boat to go for a ride along the chocolate river. They stop in front of a door, “Inventing room-private-keep out”. Wonka describes the room and then they enter. After that, they arrive to the<text:s/>gum machine: Violet is crazy for happiness, she loves gum! Wonka makes a little gum that contains an entire meal! Violet tests it and turns in a giant blueberry; Oompa-Loompas take her to the “Juicing Room”. then they see the “Fizzy Lifting Drinks” and “The Nut Room”, which is full of squirrels; Veruca wants one but Mr. Wonka yells for her not to go into the room but it is too late. The squirrels throw her in the garbage with ad nuts.<text:s/></text:p>
      <text:p text:style-name="P20"><text:span text:style-name="T21">The next room is called “Television Chocolate”. It is a dangerous room b</text:span><text:span text:style-name="T22">ecause objects can be teleported in television and become smaller. Mile Teavee does not resist and tests it. As only Charlie remains, Willy Wonka turns to him and congratulate him for winning. They take the lift</text:span><text:span text:style-name="T23"><text:s/></text:span><text:span text:style-name="T24">and Wonka presses a button that he has never</text:span><text:span text:style-name="T25"><text:s/>pressed before. While the Glass Elevator is floating over the town, Wonka says to Charlie he wants to give him the chocolate factory.<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Windows User</dc:creator>
    <meta:creation-date>2009-04-16T11:32:00Z</meta:creation-date>
    <dc:date>2017-06-06T20:39:00Z</dc:date>
    <meta:template xlink:href="Normal" xlink:type="simple"/>
    <meta:editing-cycles>26</meta:editing-cycles>
    <meta:editing-duration>PT10380S</meta:editing-duration>
    <meta:user-defined meta:name="Info 1"/>
    <meta:user-defined meta:name="Info 2"/>
    <meta:user-defined meta:name="Info 3"/>
    <meta:user-defined meta:name="Info 4"/>
    <meta:document-statistic meta:page-count="1" meta:paragraph-count="7" meta:word-count="601" meta:character-count="3903" meta:row-count="27" meta:non-whitespace-character-count="3309"/>
  </office:meta>
</office:document-meta>
</file>